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erif Condensed" svg:font-family="'DejaVu Serif Condensed'" style:font-family-generic="roman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Segoe UI Black" svg:font-family="'Segoe UI Black'" style:font-family-generic="swiss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50" draw:marker-end-width="0.3cm" draw:fill="none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heads_20_51" draw:marker-end-width="0.3cm" draw:fill="none" draw:textarea-vertical-align="middle"/>
    </style:style>
    <style:style style:name="gr11" style:family="graphic" style:parent-style-name="objectwithoutfill">
      <style:graphic-properties draw:marker-end="Arrowheads_20_5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2.6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P1" style:family="paragraph">
      <style:text-properties fo:color="#0f3cd5" loext:opacity="100%" style:font-name="Go Mono" fo:font-size="12pt" fo:font-style="normal" style:text-underline-style="none" fo:font-weight="bold"/>
    </style:style>
    <style:style style:name="P2" style:family="paragraph">
      <loext:graphic-properties draw:fill="none" draw:fill-color="#ffffff"/>
      <style:text-properties fo:color="#0f3cd5" loext:opacity="100%" style:font-name="Go Mono" fo:font-size="12pt" fo:font-style="normal" style:text-underline-style="none" fo:font-weight="bold"/>
    </style:style>
    <style:style style:name="P3" style:family="paragraph">
      <style:paragraph-properties fo:text-align="center" style:writing-mode="lr-tb"/>
      <style:text-properties style:font-name="Go Mono" fo:font-size="10.5pt" fo:font-style="normal" fo:font-weight="normal"/>
    </style:style>
    <style:style style:name="P4" style:family="paragraph">
      <loext:graphic-properties draw:fill="none"/>
      <style:paragraph-properties fo:text-align="center"/>
      <style:text-properties style:font-name="Go Mono" fo:font-size="10.5pt" fo:font-style="normal" fo:font-weight="normal"/>
    </style:style>
    <style:style style:name="P5" style:family="paragraph">
      <style:paragraph-properties fo:text-align="center"/>
      <style:text-properties style:font-name="Go Mono" fo:font-size="10.5pt" fo:font-style="normal" fo:font-weight="normal"/>
    </style:style>
    <style:style style:name="P6" style:family="paragraph">
      <loext:graphic-properties draw:fill-color="#000000"/>
      <style:paragraph-properties fo:text-align="center"/>
      <style:text-properties style:font-name="Go Mono" fo:font-size="10.5pt" fo:font-style="normal" fo:font-weight="normal"/>
    </style:style>
    <style:style style:name="P7" style:family="paragraph">
      <style:text-properties style:font-name="Go Mono" fo:font-size="10.5pt" fo:font-style="normal" fo:font-weight="normal"/>
    </style:style>
    <style:style style:name="P8" style:family="paragraph">
      <loext:graphic-properties draw:fill="none" draw:fill-color="#ffffff"/>
      <style:text-properties style:font-name="Go Mono" fo:font-size="10.5pt" fo:font-style="normal" fo:font-weight="normal"/>
    </style:style>
    <style:style style:name="P9" style:family="paragraph">
      <style:text-properties style:font-name="Go Mono" fo:font-size="10.5pt"/>
    </style:style>
    <style:style style:name="P10" style:family="paragraph">
      <loext:graphic-properties draw:fill="none" draw:fill-color="#ffffff"/>
      <style:text-properties style:font-name="Go Mono"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55cm" svg:height="0.738cm" svg:x="2.27cm" svg:y="3.705cm">
          <draw:text-box>
            <text:p text:style-name="P1">BasicLimiter</text:p>
          </draw:text-box>
        </draw:frame>
        <draw:custom-shape draw:style-name="gr2" draw:text-style-name="P3" draw:layer="layout" svg:width="2.54cm" svg:height="1.27cm" svg:x="7.356cm" svg:y="16.24cm">
          <text:p text:style-name="P3">PeakHold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08cm" svg:height="1.27cm" svg:x="11.166cm" svg:y="16.24cm">
          <text:p text:style-name="P3">Characteristic Curve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81cm" svg:height="1.27cm" svg:x="8.626cm" svg:y="18.78cm">
          <text:p text:style-name="P3">Release Filter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4cm" svg:height="1.27cm" svg:x="13.706cm" svg:y="18.78cm">
          <text:p text:style-name="P3">Gat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54cm" svg:height="1.27cm" svg:x="17.516cm" svg:y="18.78cm">
          <text:p text:style-name="P3">Smoothe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54cm" svg:height="1.27cm" svg:x="17.516cm" svg:y="21.32cm">
          <text:p text:style-name="P3">Delay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896cm" svg:y1="16.875cm" svg:x2="11.166cm" svg:y2="16.875cm" svg:d="M9896 16875h1270" svg:viewBox="0 0 1271 1">
          <text:p/>
        </draw:connector>
        <draw:connector draw:style-name="gr5" draw:text-style-name="P4" draw:layer="layout" svg:x1="16.246cm" svg:y1="16.875cm" svg:x2="8.626cm" svg:y2="19.415cm" draw:start-shape="id1" draw:start-glue-point="1" draw:end-shape="id2" draw:end-glue-point="3" svg:d="M16246 16875h513v1270h-8646v1270h513" svg:viewBox="0 0 8647 2541">
          <text:p/>
        </draw:connector>
        <draw:connector draw:style-name="gr5" draw:text-style-name="P4" draw:layer="layout" svg:x1="16.246cm" svg:y1="19.415cm" svg:x2="17.516cm" svg:y2="19.415cm" svg:d="M16246 19415h1270" svg:viewBox="0 0 1271 1">
          <text:p/>
        </draw:connector>
        <draw:connector draw:style-name="gr5" draw:text-style-name="P4" draw:layer="layout" svg:x1="20.056cm" svg:y1="21.955cm" svg:x2="20.945cm" svg:y2="21.955cm" draw:end-shape="id3" draw:end-glue-point="3" svg:d="M20056 21955h889" svg:viewBox="0 0 890 1">
          <text:p/>
        </draw:connector>
        <draw:g xml:id="id3" draw:id="id3">
          <draw:custom-shape draw:style-name="gr6" draw:text-style-name="P5" draw:layer="layout" svg:width="0.762cm" svg:height="0.762cm" svg:x="20.945cm" svg:y="21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21.193cm" svg:y1="21.828cm" svg:x2="21.447cm" svg:y2="22.082cm">
            <text:p/>
          </draw:line>
          <draw:line draw:style-name="gr7" draw:text-style-name="P4" draw:layer="layout" svg:x1="21.447cm" svg:y1="21.828cm" svg:x2="21.193cm" svg:y2="22.082cm">
            <text:p/>
          </draw:line>
        </draw:g>
        <draw:connector draw:style-name="gr5" draw:text-style-name="P4" draw:layer="layout" svg:x1="20.056cm" svg:y1="19.415cm" svg:x2="21.326cm" svg:y2="21.574cm" draw:start-shape="id4" draw:start-glue-point="1" draw:end-shape="id3" draw:end-glue-point="0" svg:d="M20056 19415h1270v2159" svg:viewBox="0 0 1271 2160">
          <text:p/>
        </draw:connector>
        <draw:line draw:style-name="gr8" draw:text-style-name="P4" draw:layer="layout" svg:x1="21.707cm" svg:y1="21.955cm" svg:x2="22.596cm" svg:y2="21.955cm">
          <text:p/>
        </draw:line>
        <draw:connector draw:style-name="gr5" draw:text-style-name="P4" draw:layer="layout" svg:x1="12.436cm" svg:y1="19.415cm" svg:x2="13.706cm" svg:y2="19.415cm" draw:start-shape="id2" draw:start-glue-point="1" draw:end-shape="id5" draw:end-glue-point="3" svg:d="M12436 19415h1270" svg:viewBox="0 0 1271 1">
          <text:p/>
        </draw:connector>
        <draw:custom-shape draw:style-name="gr9" draw:text-style-name="P6" xml:id="id6" draw:id="id6" draw:layer="layout" svg:width="0.254cm" svg:height="0.254cm" svg:x="5.959cm" svg:y="16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6.086cm" svg:y1="17.002cm" svg:x2="17.516cm" svg:y2="21.955cm" draw:start-shape="id6" draw:start-glue-point="8" draw:end-shape="id7" draw:end-glue-point="3" svg:d="M6086 17002v4953h11430" svg:viewBox="0 0 11431 4954">
          <text:p/>
        </draw:connector>
        <draw:line draw:style-name="gr11" draw:text-style-name="P4" draw:layer="layout" svg:x1="4.816cm" svg:y1="16.875cm" svg:x2="7.356cm" svg:y2="16.875cm">
          <text:p/>
        </draw:line>
        <draw:frame draw:style-name="gr1" draw:text-style-name="P8" draw:layer="layout" svg:width="1.603cm" svg:height="0.674cm" svg:x="3.383cm" svg:y="16.478cm">
          <draw:text-box>
            <text:p text:style-name="P7">Input</text:p>
          </draw:text-box>
        </draw:frame>
        <draw:frame draw:style-name="gr1" draw:text-style-name="P8" draw:layer="layout" svg:width="1.823cm" svg:height="0.674cm" svg:x="22.596cm" svg:y="21.558cm">
          <draw:text-box>
            <text:p text:style-name="P7">Output</text:p>
          </draw:text-box>
        </draw:frame>
        <draw:frame draw:style-name="gr1" draw:text-style-name="P2" draw:layer="layout" svg:width="2.28cm" svg:height="0.738cm" svg:x="2.27cm" svg:y="15.124cm">
          <draw:text-box>
            <text:p text:style-name="P1">Limiter</text:p>
          </draw:text-box>
        </draw:frame>
        <draw:line draw:style-name="gr11" draw:text-style-name="P4" draw:layer="layout" svg:x1="5.445cm" svg:y1="5.445cm" svg:x2="11.16cm" svg:y2="5.445cm">
          <text:p/>
        </draw:line>
        <draw:line draw:style-name="gr11" draw:text-style-name="P4" draw:layer="layout" svg:x1="5.445cm" svg:y1="9.382cm" svg:x2="11.16cm" svg:y2="9.382cm">
          <text:p/>
        </draw:line>
        <draw:custom-shape draw:style-name="gr12" draw:text-style-name="P3" draw:layer="layout" svg:width="3.175cm" svg:height="1.778cm" svg:x="7.35cm" svg:y="6.461cm">
          <text:p text:style-name="P3">Stereo Link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54cm" svg:height="0.254cm" svg:x="6.588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254cm" svg:x="6.588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6.715cm" svg:y1="7.858cm" svg:x2="7.35cm" svg:y2="7.858cm">
          <text:p/>
        </draw:line>
        <draw:line draw:style-name="gr11" draw:text-style-name="P4" draw:layer="layout" svg:x1="6.715cm" svg:y1="6.842cm" svg:x2="7.35cm" svg:y2="6.842cm">
          <text:p/>
        </draw:line>
        <draw:line draw:style-name="gr7" draw:text-style-name="P4" draw:layer="layout" svg:x1="6.715cm" svg:y1="5.445cm" svg:x2="6.715cm" svg:y2="6.842cm">
          <text:p/>
        </draw:line>
        <draw:line draw:style-name="gr7" draw:text-style-name="P4" draw:layer="layout" svg:x1="6.715cm" svg:y1="9.382cm" svg:x2="6.715cm" svg:y2="7.858cm">
          <text:p/>
        </draw:line>
        <draw:custom-shape draw:style-name="gr13" draw:text-style-name="P3" draw:layer="layout" svg:width="3.175cm" svg:height="1.27cm" svg:x="11.16cm" svg:y="8.62cm">
          <text:p text:style-name="P3">TP Limiter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175cm" svg:height="1.27cm" svg:x="11.16cm" svg:y="4.81cm">
          <text:p text:style-name="P3">TP Limiter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0.525cm" svg:y1="7.858cm" svg:x2="12.43cm" svg:y2="7.858cm">
          <text:p/>
        </draw:line>
        <draw:line draw:style-name="gr7" draw:text-style-name="P4" draw:layer="layout" svg:x1="10.525cm" svg:y1="6.842cm" svg:x2="12.43cm" svg:y2="6.842cm">
          <text:p/>
        </draw:line>
        <draw:line draw:style-name="gr11" draw:text-style-name="P4" draw:layer="layout" svg:x1="12.43cm" svg:y1="7.858cm" svg:x2="12.43cm" svg:y2="8.62cm">
          <text:p/>
        </draw:line>
        <draw:line draw:style-name="gr11" draw:text-style-name="P4" draw:layer="layout" svg:x1="12.43cm" svg:y1="6.842cm" svg:x2="12.43cm" svg:y2="6.08cm">
          <text:p/>
        </draw:line>
        <draw:line draw:style-name="gr11" draw:text-style-name="P4" draw:layer="layout" svg:x1="14.335cm" svg:y1="5.445cm" svg:x2="15.605cm" svg:y2="5.445cm">
          <text:p/>
        </draw:line>
        <draw:line draw:style-name="gr11" draw:text-style-name="P4" draw:layer="layout" svg:x1="14.335cm" svg:y1="9.255cm" svg:x2="15.732cm" svg:y2="9.255cm">
          <text:p/>
        </draw:line>
        <draw:frame draw:style-name="gr1" draw:text-style-name="P2" draw:layer="layout" svg:width="8.122cm" svg:height="0.738cm" svg:x="2.27cm" svg:y="11.43cm">
          <draw:text-box>
            <text:p text:style-name="P1">True Peak Limiter (TP Limiter)</text:p>
          </draw:text-box>
        </draw:frame>
        <draw:frame draw:style-name="gr1" draw:text-style-name="P8" draw:layer="layout" svg:width="2.043cm" svg:height="0.674cm" svg:x="3.377cm" svg:y="8.858cm">
          <draw:text-box>
            <text:p text:style-name="P7">R Input</text:p>
          </draw:text-box>
        </draw:frame>
        <draw:frame draw:style-name="gr1" draw:text-style-name="P8" draw:layer="layout" svg:width="2.043cm" svg:height="0.674cm" svg:x="3.377cm" svg:y="5.064cm">
          <draw:text-box>
            <text:p text:style-name="P7">L Input</text:p>
          </draw:text-box>
        </draw:frame>
        <draw:frame draw:style-name="gr1" draw:text-style-name="P8" draw:layer="layout" svg:width="2.263cm" svg:height="0.674cm" svg:x="15.653cm" svg:y="5.064cm">
          <draw:text-box>
            <text:p text:style-name="P7">L Output</text:p>
          </draw:text-box>
        </draw:frame>
        <draw:frame draw:style-name="gr1" draw:text-style-name="P8" draw:layer="layout" svg:width="2.263cm" svg:height="0.674cm" svg:x="15.653cm" svg:y="8.858cm">
          <draw:text-box>
            <text:p text:style-name="P7">R Output</text:p>
          </draw:text-box>
        </draw:frame>
        <draw:frame draw:style-name="gr1" draw:text-style-name="P8" draw:layer="layout" svg:width="1.603cm" svg:height="0.674cm" svg:x="3.383cm" svg:y="13.292cm">
          <draw:text-box>
            <text:p text:style-name="P7">Input</text:p>
          </draw:text-box>
        </draw:frame>
        <draw:line draw:style-name="gr11" draw:text-style-name="P4" draw:layer="layout" svg:x1="4.81cm" svg:y1="13.7cm" svg:x2="6.08cm" svg:y2="13.7cm">
          <text:p/>
        </draw:line>
        <draw:custom-shape draw:style-name="gr2" draw:text-style-name="P3" draw:layer="layout" svg:width="2.54cm" svg:height="1.27cm" svg:x="14.335cm" svg:y="13.065cm">
          <text:p text:style-name="P3">Limiter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175cm" svg:height="1.27cm" svg:x="6.08cm" svg:y="13.065cm">
          <text:p text:style-name="P3">Pre-lowpas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27cm" svg:x="9.89cm" svg:y="13.065cm">
          <text:p text:style-name="P3">8x Upsampl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27cm" svg:x="17.51cm" svg:y="13.065cm">
          <text:p text:style-name="P3">8x Downsampler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21.32cm" svg:y1="13.7cm" svg:x2="22.59cm" svg:y2="13.7cm">
          <text:p/>
        </draw:line>
        <draw:frame draw:style-name="gr1" draw:text-style-name="P8" draw:layer="layout" svg:width="1.823cm" svg:height="0.674cm" svg:x="22.59cm" svg:y="13.292cm">
          <draw:text-box>
            <text:p text:style-name="P7">Output</text:p>
          </draw:text-box>
        </draw:frame>
        <draw:line draw:style-name="gr11" draw:text-style-name="P4" draw:layer="layout" svg:x1="9.255cm" svg:y1="13.7cm" svg:x2="9.89cm" svg:y2="13.7cm">
          <text:p/>
        </draw:line>
        <draw:line draw:style-name="gr11" draw:text-style-name="P4" draw:layer="layout" svg:x1="13.7cm" svg:y1="13.7cm" svg:x2="14.335cm" svg:y2="13.7cm">
          <text:p/>
        </draw:line>
        <draw:line draw:style-name="gr11" draw:text-style-name="P4" draw:layer="layout" svg:x1="16.875cm" svg:y1="13.7cm" svg:x2="17.51cm" svg:y2="13.7cm">
          <text:p/>
        </draw:line>
        <draw:frame draw:style-name="gr1" draw:text-style-name="P10" draw:layer="layout" svg:width="7.766cm" svg:height="1.097cm" svg:x="9.363cm" svg:y="3.332cm">
          <draw:text-box>
            <text:p text:style-name="P9">TP Limiter is replaced to Limiter</text:p>
            <text:p text:style-name="P9">when true peak mode is off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erif Condensed" svg:font-family="'DejaVu Serif Condensed'" style:font-family-generic="roman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Segoe UI Black" svg:font-family="'Segoe UI Black'" style:font-family-generic="swiss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1H22M18S</meta:editing-duration>
    <meta:editing-cycles>120</meta:editing-cycles>
    <meta:generator>LibreOffice/7.3.2.2$Windows_X86_64 LibreOffice_project/49f2b1bff42cfccbd8f788c8dc32c1c309559be0</meta:generator>
    <dc:title>A4_Landscape</dc:title>
    <dc:date>2022-05-14T16:47:45.044000000</dc:date>
    <meta:document-statistic meta:object-count="58"/>
    <meta:template xlink:type="simple" xlink:actuate="onRequest" xlink:title="A4_Landscape" xlink:href="../../AppData/Roaming/LibreOffice/4/user/template/A4_Landscape.otg" meta:date="2020-08-18T11:09:49.288000000"/>
  </office:meta>
</office:document-meta>
</file>